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Fab. Vamos a desarrollar esta idea como una <text:span text:style-name="Strong_20_Emphasis">sección completa</text:span>, con la profundidad conceptual que merece y con un estilo que encaje perfectamente en tu capítulo sobre la reproducción como operador lógico. No usaré un contador exacto, pero te entregaré un texto que ronda la extensión que buscas (aprox. 1500 palabras), con densidad, claridad y continuidad narrativa.</text:p>
      <text:p text:style-name="Text_20_body">Aquí va la sección.</text:p>
      <text:p text:style-name="Horizontal_20_Line"/>
      <text:h text:style-name="Heading_20_1" text:outline-level="1"><text:span text:style-name="Strong_20_Emphasis">La reproducción como cálculo inmutable: cómo la vida evita la corrupción del estado</text:span></text:h>
      <text:p text:style-name="Text_20_body">En los sistemas vivos, la reproducción no es solo un mecanismo para generar nuevos organismos. Es, en un sentido más profundo, una <text:span text:style-name="Strong_20_Emphasis">estrategia lógica</text:span> para realizar transformaciones sobre un conjunto de datos sin alterar el original. Esta idea, que parece técnica o incluso abstracta, es en realidad una de las claves más elegantes y poderosas del funcionamiento de la vida. La reproducción es el modo en que la naturaleza implementa un principio fundamental del cálculo: <text:span text:style-name="Strong_20_Emphasis">la inmutabilidad del estado base</text:span>.</text:p>
      <text:p text:style-name="Text_20_body">Para comprender esta afirmación, conviene pensar en el ADN no como una molécula, sino como una <text:span text:style-name="Strong_20_Emphasis">estructura de datos</text:span>. El ADN contiene información codificada en secuencias, y esa información debe ser utilizada para generar nuevas configuraciones, nuevas variantes, nuevas posibilidades. Pero si el sistema modificara directamente el ADN original cada vez que quisiera explorar una alternativa, correría un riesgo enorme: una mutación desfavorable podría destruir la integridad del conjunto de datos, comprometiendo no solo al organismo actual, sino a toda su línea evolutiva. La vida, desde sus orígenes más primitivos, encontró una solución extraordinariamente elegante a este problema: <text:span text:style-name="Strong_20_Emphasis">no modificar el original, sino trabajar siempre sobre copias</text:span>.</text:p>
      <text:p text:style-name="Text_20_body">Este principio, que hoy reconocemos como una de las bases de la programación funcional y de los sistemas distribuidos modernos, fue inventado por la vida miles de millones de años antes de que existiera la computación humana. La reproducción es, en esencia, un mecanismo para realizar cálculos sobre estructuras inmutables. Y esta característica no es un detalle técnico: es una de las razones por las que la vida es estable, evolutiva, resiliente e inteligente.</text:p>
      <text:p text:style-name="Horizontal_20_Line"/>
      <text:h text:style-name="Heading_20_2" text:outline-level="2"><text:span text:style-name="Strong_20_Emphasis">1. El ADN como estado base: la importancia de no tocar el original</text:span></text:h>
      <text:p text:style-name="Text_20_body">En cualquier sistema que maneje información, existe un dilema fundamental: ¿cómo explorar nuevas posibilidades sin destruir la información que ya funciona? En computación, este dilema se resuelve mediante estructuras inmutables: datos que no se modifican directamente, sino que se copian y transforman. La vida resolvió este dilema de la misma manera.</text:p>
      <text:p text:style-name="Text_20_body">El ADN original de un organismo no se altera durante la reproducción. Lo que ocurre es un proceso de:</text:p>
      <text:list xml:id="list1441728500" text:style-name="L1">
        <text:list-item>
          <text:p text:style-name="P2"><text:soft-page-break/><text:span text:style-name="Strong_20_Emphasis">Lectura</text:span> del estado base </text:p>
        </text:list-item>
        <text:list-item>
          <text:p text:style-name="P2"><text:span text:style-name="Strong_20_Emphasis">Construcción de una copia</text:span> </text:p>
        </text:list-item>
        <text:list-item>
          <text:p text:style-name="P2"><text:span text:style-name="Strong_20_Emphasis">Aplicación de variaciones sobre la copia</text:span> </text:p>
        </text:list-item>
        <text:list-item>
          <text:p text:style-name="P1"><text:span text:style-name="Strong_20_Emphasis">Evaluación de la copia en el entorno</text:span> </text:p>
        </text:list-item>
      </text:list>
      <text:p text:style-name="Text_20_body">El original permanece intacto, disponible para seguir funcionando y para generar nuevas copias. Esto garantiza que el sistema no se autodestruya por accidente. La vida, desde su arquitectura más elemental, opera bajo el principio de que <text:span text:style-name="Strong_20_Emphasis">la información esencial debe preservarse</text:span>.</text:p>
      <text:p text:style-name="Text_20_body">Este mecanismo es tan fundamental que incluso los errores —las mutaciones— se aplican sobre la copia, no sobre el original. La vida nunca arriesga su estado base. Y esta decisión arquitectónica es la que permite que la evolución sea un proceso acumulativo, no un caos destructivo.</text:p>
      <text:p text:style-name="Horizontal_20_Line"/>
      <text:h text:style-name="Heading_20_2" text:outline-level="2"><text:span text:style-name="Strong_20_Emphasis">2. La reproducción como branching: la vida como un sistema de versiones</text:span></text:h>
      <text:p text:style-name="Text_20_body">Si observamos la reproducción desde el punto de vista del cálculo, lo que ocurre es un proceso de <text:span text:style-name="Strong_20_Emphasis">ramificación</text:span>. Cada copia del ADN es una nueva rama del cálculo evolutivo. Cada mutación es una transformación aplicada a una rama específica. Y la selección natural actúa como un filtro que elimina las ramas que no funcionan.</text:p>
      <text:p text:style-name="Text_20_body">Este proceso es sorprendentemente similar a los sistemas modernos de control de versiones, como Git. En Git, el estado base se mantiene intacto, y cada cambio se realiza en una rama independiente. Solo las ramas que demuestran ser correctas o útiles se integran en la línea principal. La vida hace exactamente lo mismo, pero a escala molecular y con millones de ramas simultáneas.</text:p>
      <text:p text:style-name="Text_20_body">La reproducción es, por tanto, un mecanismo de <text:span text:style-name="Strong_20_Emphasis">exploración paralela</text:span>. Cada organismo es una hipótesis. Cada generación es un conjunto de experimentos. Cada mutación es una propuesta. Y el entorno es el juez que decide qué propuestas continúan y cuáles se descartan. La vida no calcula en serie: calcula en paralelo, con una eficiencia que ningún sistema artificial ha igualado.</text:p>
      <text:p text:style-name="Horizontal_20_Line"/>
      <text:h text:style-name="Heading_20_2" text:outline-level="2"><text:span text:style-name="Strong_20_Emphasis">3. La inmutabilidad como garantía de calidad en sistemas inteligentes</text:span></text:h>
      <text:p text:style-name="Text_20_body">Tu intuición es precisa: la inmutabilidad aporta calidad. En sistemas inteligentes, la inmutabilidad evita la corrupción del estado, facilita la depuración, permite la paralelización y reduce el riesgo de errores catastróficos. La vida utiliza exactamente estos principios.</text:p>
      <text:h text:style-name="Heading_20_3" text:outline-level="3"><text:span text:style-name="Strong_20_Emphasis">3.1. Evitar la corrupción del estado</text:span></text:h>
      <text:p text:style-name="Text_20_body">Si el ADN original se modificara directamente, una mutación desfavorable podría destruir la capacidad del organismo para reproducirse. La vida evita este riesgo manteniendo el estado base intacto. Las <text:soft-page-break/>mutaciones ocurren en las copias, no en el original. Esto garantiza que el sistema pueda seguir funcionando incluso si una variante resulta inviable.</text:p>
      <text:h text:style-name="Heading_20_3" text:outline-level="3"><text:span text:style-name="Strong_20_Emphasis">3.2. Exploración segura del espacio de posibilidades</text:span></text:h>
      <text:p text:style-name="Text_20_body">La reproducción permite experimentar sin riesgo existencial. Cada copia es una oportunidad para explorar una nueva configuración. Si la variante funciona, se perpetúa. Si no funciona, desaparece sin afectar al estado base. Este mecanismo convierte a la vida en un sistema de búsqueda extremadamente eficiente.</text:p>
      <text:h text:style-name="Heading_20_3" text:outline-level="3"><text:span text:style-name="Strong_20_Emphasis">3.3. Paralelización natural</text:span></text:h>
      <text:p text:style-name="Text_20_body">Cada organismo es un proceso independiente que explora el espacio de posibilidades. La vida no necesita un plan centralizado: la exploración ocurre de manera distribuida, simultánea y autónoma. La inmutabilidad del estado base permite que millones de procesos paralelos operen sin interferir entre sí.</text:p>
      <text:h text:style-name="Heading_20_3" text:outline-level="3"><text:span text:style-name="Strong_20_Emphasis">3.4. Aprendizaje distribuido</text:span></text:h>
      <text:p text:style-name="Text_20_body">La selección natural actúa como un algoritmo de aprendizaje. Las variantes que funcionan se preservan; las que no funcionan se descartan. Este proceso es acumulativo: cada generación hereda las mejoras de las anteriores. La inmutabilidad del estado base garantiza que este aprendizaje no se pierda.</text:p>
      <text:p text:style-name="Horizontal_20_Line"/>
      <text:h text:style-name="Heading_20_2" text:outline-level="2"><text:span text:style-name="Strong_20_Emphasis">4. La reproducción como arquitectura de software del universo</text:span></text:h>
      <text:p text:style-name="Text_20_body">Si observamos la vida desde la perspectiva de la ingeniería, la reproducción es una arquitectura extraordinariamente sofisticada. Es un sistema que combina:</text:p>
      <text:list xml:id="list3580475439" text:style-name="L2">
        <text:list-item>
          <text:p text:style-name="P4"><text:span text:style-name="Strong_20_Emphasis">inmutabilidad del estado base</text:span>, </text:p>
        </text:list-item>
        <text:list-item>
          <text:p text:style-name="P4"><text:span text:style-name="Strong_20_Emphasis">ramificación paralela</text:span>, </text:p>
        </text:list-item>
        <text:list-item>
          <text:p text:style-name="P4"><text:span text:style-name="Strong_20_Emphasis">transformaciones independientes</text:span>, </text:p>
        </text:list-item>
        <text:list-item>
          <text:p text:style-name="P4"><text:span text:style-name="Strong_20_Emphasis">evaluación distribuida</text:span>, </text:p>
        </text:list-item>
        <text:list-item>
          <text:p text:style-name="P3"><text:span text:style-name="Strong_20_Emphasis">selección acumulativa</text:span>. </text:p>
        </text:list-item>
      </text:list>
      <text:p text:style-name="Text_20_body">Es difícil imaginar una arquitectura más robusta, más escalable o más eficiente. La vida no solo almacena información: la ejecuta, la transforma, la evalúa y la mejora. Y lo hace sin comprometer la integridad del estado base.</text:p>
      <text:p text:style-name="Text_20_body">En este sentido, la reproducción es la primera arquitectura de software del universo. Es un sistema que implementa principios que hoy consideramos esenciales en la computación moderna: inmutabilidad, paralelización, resiliencia, modularidad, separación entre estado y transformación. La vida inventó estos principios mucho antes de que existieran los ordenadores.</text:p>
      <text:p text:style-name="Horizontal_20_Line"/>
      <text:h text:style-name="Heading_20_2" text:outline-level="2"><text:soft-page-break/><text:span text:style-name="Strong_20_Emphasis">5. La inmutabilidad como condición para la evolución</text:span></text:h>
      <text:p text:style-name="Text_20_body">La evolución no sería posible sin la inmutabilidad del estado base. Si el ADN original se modificara directamente, no habría continuidad. Cada cambio sería irreversible. No habría memoria, no habría herencia, no habría acumulación de mejoras. La evolución requiere un mecanismo que permita:</text:p>
      <text:list xml:id="list2923927070" text:style-name="L3">
        <text:list-item>
          <text:p text:style-name="P6">conservar la información esencial, </text:p>
        </text:list-item>
        <text:list-item>
          <text:p text:style-name="P6">generar variaciones, </text:p>
        </text:list-item>
        <text:list-item>
          <text:p text:style-name="P6">evaluar esas variaciones, </text:p>
        </text:list-item>
        <text:list-item>
          <text:p text:style-name="P5">y preservar solo las que funcionan. </text:p>
        </text:list-item>
      </text:list>
      <text:p text:style-name="Text_20_body">La reproducción con copia es la única forma de lograr esto. La inmutabilidad del estado base es la condición que permite que la vida sea un proceso acumulativo, no un accidente efímero.</text:p>
      <text:p text:style-name="Horizontal_20_Line"/>
      <text:h text:style-name="Heading_20_2" text:outline-level="2"><text:span text:style-name="Strong_20_Emphasis">6. La reproducción como inteligencia primitiva</text:span></text:h>
      <text:p text:style-name="Text_20_body">Si definimos inteligencia como la capacidad de explorar un espacio de posibilidades y retener las configuraciones que funcionan, entonces la reproducción es la forma más antigua y poderosa de inteligencia. La vida no piensa antes de actuar: actúa millones de veces y deja que el entorno decida qué pensamientos merecen continuar.</text:p>
      <text:p text:style-name="Text_20_body">Cada copia es un experimento.<text:line-break/>Cada mutación es una hipótesis.<text:line-break/>Cada supervivencia es una validación.</text:p>
      <text:p text:style-name="Text_20_body">La reproducción convierte la materia en un algoritmo de búsqueda. Y la inmutabilidad del estado base es lo que permite que este algoritmo funcione sin destruirse a sí mismo.</text:p>
      <text:p text:style-name="Horizontal_20_Line"/>
      <text:h text:style-name="Heading_20_2" text:outline-level="2"><text:span text:style-name="Strong_20_Emphasis">Conclusión</text:span></text:h>
      <text:p text:style-name="Text_20_body">La reproducción no es solo un mecanismo biológico: es un operador lógico. Es la forma en que la vida realiza cálculos sobre estructuras inmutables, evitando la corrupción del estado base y permitiendo la exploración segura del espacio de posibilidades. Es la arquitectura que hace posible la evolución, la inteligencia y la continuidad. Es, en definitiva, la primera forma de cómputo del universo.</text:p>
      <text:p text:style-name="Horizontal_20_Line"/>
      <text:p text:style-name="Text_20_body">Si quieres, puedo ayudarte a:</text:p>
      <text:list xml:id="list1551099284" text:style-name="L4">
        <text:list-item>
          <text:p text:style-name="P8">integrar esta sección en el capítulo completo, </text:p>
        </text:list-item>
        <text:list-item>
          <text:p text:style-name="P8">añadir diagramas conceptuales, </text:p>
        </text:list-item>
        <text:list-item>
          <text:p text:style-name="P7">o escribir un cierre poético que enlace esta idea con tu visión de la vida como sistema distribuido. </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2-30T14:46:49.615000000</meta:creation-date>
    <dc:date>2025-12-30T14:55:57.178000000</dc:date>
    <meta:editing-duration>PT9M7S</meta:editing-duration>
    <meta:editing-cycles>1</meta:editing-cycles>
    <meta:document-statistic meta:table-count="0" meta:image-count="0" meta:object-count="0" meta:page-count="4" meta:paragraph-count="55" meta:word-count="1408" meta:character-count="9150" meta:non-whitespace-character-count="7797"/>
    <meta:generator>LibreOffice/7.3.5.2$Windows_X86_64 LibreOffice_project/184fe81b8c8c30d8b5082578aee2fed2ea847c01</meta:generator>
  </office:meta>
</office:document-meta>
</file>